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88.24pt"/>
    </style:style>
    <style:style style:name="co3" style:family="table-column">
      <style:table-column-properties fo:break-before="auto" style:column-width="125.94pt"/>
    </style:style>
    <style:style style:name="co4" style:family="table-column">
      <style:table-column-properties fo:break-before="auto" style:column-width="230.26pt"/>
    </style:style>
    <style:style style:name="co5" style:family="table-column">
      <style:table-column-properties fo:break-before="auto" style:column-width="62.5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44.96pt"/>
    </style:style>
    <style:style style:name="co9" style:family="table-column">
      <style:table-column-properties fo:break-before="auto" style:column-width="89.04pt"/>
    </style:style>
    <style:style style:name="co10" style:family="table-column">
      <style:table-column-properties fo:break-before="auto" style:column-width="139.61pt"/>
    </style:style>
    <style:style style:name="co11" style:family="table-column">
      <style:table-column-properties fo:break-before="auto" style:column-width="133.2pt"/>
    </style:style>
    <style:style style:name="co12" style:family="table-column">
      <style:table-column-properties fo:break-before="auto" style:column-width="146.01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86.66pt"/>
    </style:style>
    <style:style style:name="co15" style:family="table-column">
      <style:table-column-properties fo:break-before="auto" style:column-width="115.54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90.65pt"/>
    </style:style>
    <style:style style:name="co18" style:family="table-column">
      <style:table-column-properties fo:break-before="auto" style:column-width="68.2pt"/>
    </style:style>
    <style:style style:name="co19" style:family="table-column">
      <style:table-column-properties fo:break-before="auto" style:column-width="330.55pt"/>
    </style:style>
    <style:style style:name="co20" style:family="table-column">
      <style:table-column-properties fo:break-before="auto" style:column-width="82.66pt"/>
    </style:style>
    <style:style style:name="co21" style:family="table-column">
      <style:table-column-properties fo:break-before="auto" style:column-width="101.06pt"/>
    </style:style>
    <style:style style:name="co22" style:family="table-column">
      <style:table-column-properties fo:break-before="auto" style:column-width="84.25pt"/>
    </style:style>
    <style:style style:name="co23" style:family="table-column">
      <style:table-column-properties fo:break-before="auto" style:column-width="117.95pt"/>
    </style:style>
    <style:style style:name="co24" style:family="table-column">
      <style:table-column-properties fo:break-before="auto" style:column-width="158pt"/>
    </style:style>
    <style:style style:name="co25" style:family="table-column">
      <style:table-column-properties fo:break-before="auto" style:column-width="218.21pt"/>
    </style:style>
    <style:style style:name="co26" style:family="table-column">
      <style:table-column-properties fo:break-before="auto" style:column-width="119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w2s_in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mount Paid</text:p>
          </table:table-cell>
          <table:table-cell office:value-type="string" calcext:value-type="string">
            <text:p>Fed Amt Withheld</text:p>
          </table:table-cell>
          <table:table-cell office:value-type="string" calcext:value-type="string">
            <text:p>State Amt Withheld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Employer/Payor</text:p>
          </table:table-cell>
          <table:table-cell office:value-type="string" calcext:value-type="string">
            <text:p>E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ouse 1</text:p>
          </table:table-cell>
          <table:table-cell office:value-type="string" calcext:value-type="string">
            <text:p>Employer 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table:formula="of:=SUM([.A2:.A3])" office:value-type="float" office:value="0" calcext:value-type="float">
            <text:p>0</text:p>
          </table:table-cell>
          <table:table-cell table:style-name="ce2" table:formula="of:=SUM([.B2:.B3])" office:value-type="float" office:value="0" calcext:value-type="float">
            <text:p>0</text:p>
          </table:table-cell>
          <table:table-cell table:style-name="ce2" table:formula="of:=SUM([.C2:.C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ouse 2</text:p>
          </table:table-cell>
          <table:table-cell office:value-type="string" calcext:value-type="string">
            <text:p>Employer 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ouse 2</text:p>
          </table:table-cell>
          <table:table-cell office:value-type="string" calcext:value-type="string">
            <text:p>Employer 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ouse 2</text:p>
          </table:table-cell>
          <table:table-cell office:value-type="string" calcext:value-type="string">
            <text:p>Employer 4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3" table:formula="of:=SUM([.A6:.A14])" office:value-type="float" office:value="0" calcext:value-type="float">
            <text:p>0</text:p>
          </table:table-cell>
          <table:table-cell table:style-name="ce3" table:formula="of:=SUM([.B6:.B14])" office:value-type="float" office:value="0" calcext:value-type="float">
            <text:p>0</text:p>
          </table:table-cell>
          <table:table-cell table:style-name="ce2" table:formula="of:=SUM([.C6:.C14])" office:value-type="float" office:value="0" calcext:value-type="float">
            <text:p>0</text:p>
          </table:table-cell>
          <table:table-cell table:number-columns-repeated="3"/>
        </table:table-row>
      </table:table>
      <table:table table:name="IRA_contrib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ccount Provider</text:p>
          </table:table-cell>
          <table:table-cell office:value-type="string" calcext:value-type="string">
            <text:p>Retirement Account Number</text:p>
          </table:table-cell>
          <table:table-cell office:value-type="string" calcext:value-type="string">
            <text:p>Retirement Account Holder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9"/>
          <table:table-cell office:value-type="string" calcext:value-type="string">
            <text:p>Spouse 2</text:p>
          </table:table-cell>
        </table:table-row>
      </table:table>
      <table:table table:name="401k_contrib" table:style-name="ta1"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Account Provider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ccount Holder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andled by withholding on w2</text:p>
          </table:table-cell>
          <table:table-cell table:number-columns-repeated="4"/>
        </table:table-row>
      </table:table>
      <table:table table:name="business_expenses" table:style-name="ta1">
        <table:table-column table:style-name="co7" table:default-cell-style-name="ce4"/>
        <table:table-column table:style-name="co16" table:default-cell-style-name="ce5"/>
        <table:table-column table:style-name="co17" table:default-cell-style-name="ce6"/>
        <table:table-column table:style-name="co18" table:default-cell-style-name="ce6"/>
        <table:table-column table:style-name="co19" table:default-cell-style-name="ce7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ost 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Business Amount</text:p>
          </table:table-cell>
          <table:table-cell office:value-type="string" calcext:value-type="string">
            <text:p>Business Name</text:p>
          </table:table-cell>
          <table:table-cell office:value-type="string" calcext:value-type="string">
            <text:p>Business Owner</text:p>
          </table:table-cell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siness_expense_categories" table:style-name="ta1">
        <table:table-column table:style-name="co21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tegory Nam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Business Name</text:p>
          </table:table-cell>
          <table:table-cell office:value-type="string" calcext:value-type="string">
            <text:p>Business Owner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table:formula="of:=SUMIF([$business_expenses.$E$2:$business_expenses.$E$32];[.A2];[$business_expenses.$F$2:$business_expenses.$F$32])" office:value-type="float" office:value="0" calcext:value-type="float">
            <text:p>0</text:p>
          </table:table-cell>
          <table:table-cell/>
          <table:table-cell office:value-type="string" calcext:value-type="string">
            <text:p>Business 1</text:p>
          </table:table-cell>
          <table:table-cell office:value-type="string" calcext:value-type="string">
            <text:p>Spouse 2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table:formula="of:=SUMIF([$business_expenses.$E$2:$business_expenses.$E$32];[.A3];[$business_expenses.$F$2:$business_expenses.$F$32])" office:value-type="float" office:value="0" calcext:value-type="float">
            <text:p>0</text:p>
          </table:table-cell>
          <table:table-cell/>
          <table:table-cell office:value-type="string" calcext:value-type="string">
            <text:p>Business 1</text:p>
          </table:table-cell>
          <table:table-cell office:value-type="string" calcext:value-type="string">
            <text:p>Spouse 2</text:p>
          </table:table-cell>
        </table:table-row>
        <table:table-row table:style-name="ro1">
          <table:table-cell office:value-type="string" calcext:value-type="string">
            <text:p>Merchandise</text:p>
          </table:table-cell>
          <table:table-cell table:formula="of:=SUMIF([$business_expenses.$E$2:$business_expenses.$E$32];[.A4];[$business_expenses.$F$2:$business_expenses.$F$32])" office:value-type="float" office:value="0" calcext:value-type="float">
            <text:p>0</text:p>
          </table:table-cell>
          <table:table-cell/>
          <table:table-cell office:value-type="string" calcext:value-type="string">
            <text:p>Business 1</text:p>
          </table:table-cell>
          <table:table-cell office:value-type="string" calcext:value-type="string">
            <text:p>Spouse 2</text:p>
          </table:table-cell>
        </table:table-row>
      </table:table>
      <table:table table:name="1040_spouse1" table:style-name="ta1">
        <table:table-column table:style-name="co6" table:default-cell-style-name="Default"/>
        <table:table-column table:style-name="co22" table:default-cell-style-name="ce35"/>
        <table:table-column table:style-name="co23" table:default-cell-style-name="Default"/>
        <table:table-row table:style-name="ro1">
          <table:table-cell office:value-type="string" calcext:value-type="string">
            <text:p>Box Number</text:p>
          </table:table-cell>
          <table:table-cell table:style-name="Default" office:value-type="string" calcext:value-type="string">
            <text:p>Amount Entered</text:p>
          </table:table-cell>
          <table:table-cell office:value-type="string" calcext:value-type="string">
            <text:p>Comments,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w2s_income.A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t labeled 6a on the form, labeled “add any amount from Schedule 1”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+[.B3]" office:value-type="float" office:value="0" calcext:value-type="float">
            <text:p>0.00</text:p>
          </table:table-cell>
          <table:table-cell office:value-type="string" calcext:value-type="string">
            <text:p>No business loss/ga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]-[$1040_sched1_spouse2.C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.00</text:p>
          </table:table-cell>
          <table:table-cell office:value-type="string" calcext:value-type="string">
            <text:p>Single/married filing separately deduc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business inco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X([.B5]-([.B6]+[.B7]);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x table from instructions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ot filing schedule 2, no alternative minimum t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dependent children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ncluding schedule 3, lifelong learning tax cred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other taxes, no schedule 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B1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w2s_income.B4]" office:value-type="float" office:value="0" calcext:value-type="float">
            <text:p>0.00</text:p>
          </table:table-cell>
          <table:table-cell office:value-type="string" calcext:value-type="string">
            <text:p>Total amount withheld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EIC for married filing separately</text:p>
          </table:table-cell>
        </table:table-row>
        <table:table-row table:style-name="ro1">
          <table:table-cell office:value-type="string" calcext:value-type="string">
            <text:p>17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his is actually labeled “Amount from Schedule 5”, not 17d on form 1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+[.B1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B2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-[.B1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20a</text:p>
          </table:table-cell>
          <table:table-cell table:formula="of:=[.B23]" office:value-type="float" office:value="0" calcext:value-type="float">
            <text:p>0.00</text:p>
          </table:table-cell>
          <table:table-cell office:value-type="string" calcext:value-type="string">
            <text:p>Requesting total amount back as a refu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pplying nothing to the 2019 estimated tax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ingle/married filing separately deduction</text:p>
          </table:table-cell>
        </table:table-row>
      </table:table>
      <table:table table:name="1040_spouse2" table:style-name="ta1">
        <office:forms form:automatic-focus="false" form:apply-design-mode="false"/>
        <table:table-column table:style-name="co6" table:default-cell-style-name="Default"/>
        <table:table-column table:style-name="co22" table:default-cell-style-name="ce35"/>
        <table:table-column table:style-name="co23" table:default-cell-style-name="Default"/>
        <table:table-row table:style-name="ro1">
          <table:table-cell office:value-type="string" calcext:value-type="string">
            <text:p>Box Number</text:p>
          </table:table-cell>
          <table:table-cell table:style-name="Default" office:value-type="string" calcext:value-type="string">
            <text:p>Amount Entered</text:p>
          </table:table-cell>
          <table:table-cell office:value-type="string" calcext:value-type="string">
            <text:p>Comments,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w2s_income.A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table:formula="of:=[$1040_sched1_spouse2.C4]" office:value-type="float" office:value="0" calcext:value-type="float">
            <text:p>0.00</text:p>
          </table:table-cell>
          <table:table-cell office:value-type="string" calcext:value-type="string">
            <text:p>Not labeled 6a on the form, labeled “add any amount from Schedule 1”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+[.B3]" office:value-type="float" office:value="0" calcext:value-type="float">
            <text:p>0.00</text:p>
          </table:table-cell>
          <table:table-cell office:value-type="string" calcext:value-type="string">
            <text:p>Reduced income by business lo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]-[$1040_sched1_spouse2.C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.00</text:p>
          </table:table-cell>
          <table:table-cell office:value-type="string" calcext:value-type="string">
            <text:p>Single/married filing separately deduc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business inco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]-([.B6]+[.B7])" office:value-type="float" office:value="-12000" calcext:value-type="float">
            <text:p>-12000.00</text:p>
          </table:table-cell>
          <table:table-cell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x table from instructions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table:style-name="Default" office:value-type="string" calcext:value-type="string">
            <text:p>Unchecked</text:p>
          </table:table-cell>
          <table:table-cell office:value-type="string" calcext:value-type="string">
            <text:p>Not filing schedule 2, no alternative minimum t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dependent children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Including schedule 3, lifelong learning tax cred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[$1040_sched3_spouse2.B3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1]-[.B14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other taxes, no schedule 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B16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w2s_income.B15]" office:value-type="float" office:value="0" calcext:value-type="float">
            <text:p>0.00</text:p>
          </table:table-cell>
          <table:table-cell office:value-type="string" calcext:value-type="string">
            <text:p>Total amount withheld</text:p>
          </table:table-cell>
        </table:table-row>
        <table:table-row table:style-name="ro1">
          <table:table-cell office:value-type="string" calcext:value-type="string">
            <text:p>17a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rried filing separately, no EIC</text:p>
          </table:table-cell>
        </table:table-row>
        <table:table-row table:style-name="ro1">
          <table:table-cell office:value-type="string" calcext:value-type="string">
            <text:p>17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his is actually labeled “Amount from Schedule 5”, not 17d on form 1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+[.B19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B2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20a</text:p>
          </table:table-cell>
          <table:table-cell table:formula="of:=[.B23]" office:value-type="float" office:value="0" calcext:value-type="float">
            <text:p>0.00</text:p>
          </table:table-cell>
          <table:table-cell office:value-type="string" calcext:value-type="string">
            <text:p>Requesting total amount back as a refu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pplying nothing to the 2019 estimated t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[.B17]-[.B22]" office:value-type="float" office:value="0" calcext:value-type="float">
            <text:p>0</text:p>
          </table:table-cell>
          <table:table-cell office:value-type="string" calcext:value-type="string">
            <text:p>Amount ow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Penalty amount owed</text:p>
          </table:table-cell>
        </table:table-row>
      </table:table>
      <table:table table:name="MI-1040_spouse1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9a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a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One exemptions times $4050 per exemption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table:formula="of:=SUM([.B3])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5" table:formula="of:=[$1040_spouse1.B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add MI inco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]+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reduce MI inco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7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]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]-[.B10]" office:value-type="float" office:value="-4050" calcext:value-type="float">
            <text:p>-405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]*0.0425" office:value-type="float" office:value="-172.125" calcext:value-type="float">
            <text:p>-172.125</text:p>
          </table:table-cell>
          <table:table-cell office:value-type="string" calcext:value-type="string">
            <text:p>Michigan tax rate of 4.25%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tax by governments outside Michigan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historic preservation or small business investment t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2]-SUM([.B13:.B14])" office:value-type="float" office:value="-172.125" calcext:value-type="float">
            <text:p>-172.1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voluntary contribution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B15:.B17])" office:value-type="float" office:value="-172.125" calcext:value-type="float">
            <text:p>-172.125</text:p>
          </table:table-cell>
          <table:table-cell office:value-type="string" calcext:value-type="string">
            <text:p>No use tax for online purchas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operty tax cred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armland preservation tax cred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IC tax cred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Michigan historic preservation tax credi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I_Schedule-W_spouse1'.E13]" office:value-type="float" office:value="0" calcext:value-type="float">
            <text:p>0</text:p>
          </table:table-cell>
          <table:table-cell office:value-type="string" calcext:value-type="string">
            <text:p>Michigan tax withhe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stimated tax payments or 2017 forward paymen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19:.B24])" office:value-type="float" office:value="0" calcext:value-type="float">
            <text:p>0</text:p>
          </table:table-cell>
          <table:table-cell office:value-type="string" calcext:value-type="string">
            <text:p>Total paymen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25]-[.B18]" office:value-type="float" office:value="172.125" calcext:value-type="float">
            <text:p>172.1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redit <text:s/>forw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Refund amount</text:p>
          </table:table-cell>
        </table:table-row>
      </table:table>
      <table:table table:name="MI-1040_spouse2" table:style-name="ta1">
        <office:forms form:automatic-focus="false" form:apply-design-mode="false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9a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a2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One exemptions times $4050 per exemption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table:formula="of:=SUM([.B3])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5" table:formula="of:=[$1040_spouse2.B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add MI inco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]+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using Schedule 1 to reduce MI inco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7]-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4]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]-[.B10]" office:value-type="float" office:value="-4050" calcext:value-type="float">
            <text:p>-405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]*0.0425" office:value-type="float" office:value="-172.125" calcext:value-type="float">
            <text:p>-172.125</text:p>
          </table:table-cell>
          <table:table-cell office:value-type="string" calcext:value-type="string">
            <text:p>Michigan tax rate of 4.25%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tax by governments outside Michigan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historic preservation or small business investment t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2]-SUM([.B13:.B14])" office:value-type="float" office:value="-172.125" calcext:value-type="float">
            <text:p>-172.1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voluntary contribution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B15:.B17])" office:value-type="float" office:value="-172.125" calcext:value-type="float">
            <text:p>-172.125</text:p>
          </table:table-cell>
          <table:table-cell office:value-type="string" calcext:value-type="string">
            <text:p>No use tax for online purchas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property tax cred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armland preservation tax cred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IC tax cred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Michigan historic preservation tax credi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I_Schedule-W_spouse2'.E13]" office:value-type="float" office:value="0" calcext:value-type="float">
            <text:p>0</text:p>
          </table:table-cell>
          <table:table-cell office:value-type="string" calcext:value-type="string">
            <text:p>Michigan tax withhe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stimated tax payments or 2017 forward paymen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19:.B24])" office:value-type="float" office:value="0" calcext:value-type="float">
            <text:p>0</text:p>
          </table:table-cell>
          <table:table-cell office:value-type="string" calcext:value-type="string">
            <text:p>Total paymen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25]-[.B18]" office:value-type="float" office:value="172.125" calcext:value-type="float">
            <text:p>172.1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redit <text:s/>forw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Refund amount</text:p>
          </table:table-cell>
        </table:table-row>
      </table:table>
      <table:table table:name="1040_sched1_spouse2" table:style-name="ta1">
        <office:forms form:automatic-focus="false" form:apply-design-mode="false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Comments/Descrip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xable refunds, credits, e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of my state refund was taxable because I didn’t itemize deductions last ye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iness income (loss)</text:p>
          </table:table-cell>
          <table:table-cell table:formula="of:=[$1040_schedC_spouse2.B18]" office:value-type="float" office:value="0" calcext:value-type="float">
            <text:p>0</text:p>
          </table:table-cell>
          <table:table-cell office:value-type="string" calcext:value-type="string">
            <text:p>Business did not make any sales but did advertise this ye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bine amounts</text:p>
          </table:table-cell>
          <table:table-cell table:formula="of:=SUM([.C2:.C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RA D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t deduct IRA contribution (see pub590A, married filing separately)</text:p>
          </table:table-cell>
        </table:table-row>
      </table:table>
      <table:table table:name="pub590a_worksheet_1-1_spouse2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table:formula="of:=[$1040_spouse2.B4]" office:value-type="float" office:value="0" calcext:value-type="float">
            <text:p>0.00</text:p>
          </table:table-cell>
          <table:table-cell office:value-type="string" calcext:value-type="string">
            <text:p>Using 1040 line 6 since we don’t have other items on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tudent loan interest ded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omestic production activities deduc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oreign earned income or housing exclu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foreign housing deduc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xcludable savings bond intere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xcluded employer-provided adoption benefi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2:.B8])" office:value-type="float" office:value="0" calcext:value-type="float">
            <text:p>0</text:p>
          </table:table-cell>
          <table:table-cell/>
        </table:table-row>
      </table:table>
      <table:table table:name="pub590a_worksheet_1-2_spouse2" table:style-name="ta1">
        <table:table-column table:style-name="co6" table:number-columns-repeated="2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ried filing separate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table:formula="of:=[$'pub590a_worksheet_1-1_spouse2'.B9]" office:value-type="float" office:value="0" calcext:value-type="float">
            <text:p>0.00</text:p>
          </table:table-cell>
          <table:table-cell office:value-type="string" calcext:value-type="string">
            <text:p>“Modified AGI” (using 1040 line 6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 2 is greater than Line 1, stop. Cannot deduct IRA contribution from income. Must file form 8606 for recording nondeductible contributions</text:p>
          </table:table-cell>
        </table:table-row>
      </table:table>
      <table:table table:name="form_8606_nondeductible_ira_spouse2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ired to file form 8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B2]" office:value-type="float" office:value="0" calcext:value-type="float">
            <text:p>0</text:p>
          </table:table-cell>
          <table:table-cell office:value-type="string" calcext:value-type="string">
            <text:p>Did not take any distributions or make any roth conversion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basis for 2018 and earlier years</text:p>
          </table:table-cell>
        </table:table-row>
      </table:table>
      <table:table table:name="MI_Schedule-W_spouse1" table:style-name="ta1"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Self or Spous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Amount Paid</text:p>
          </table:table-cell>
          <table:table-cell office:value-type="string" calcext:value-type="string">
            <text:p>State Amt Withh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use 1</text:p>
          </table:table-cell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4</text:p>
          </table:table-cell>
          <table:table-cell table:formula="of:=SUM([.E2:.E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1099 for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6</text:p>
          </table:table-cell>
          <table:table-cell table:formula="of:=SUM([.E10];[.E12])" office:value-type="float" office:value="0" calcext:value-type="float">
            <text:p>0</text:p>
          </table:table-cell>
          <table:table-cell table:number-columns-repeated="2"/>
        </table:table-row>
      </table:table>
      <table:table table:name="MI_Schedule-W_spouse2" table:style-name="ta1">
        <office:forms form:automatic-focus="false" form:apply-design-mode="false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Self or Spous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Amount Paid</text:p>
          </table:table-cell>
          <table:table-cell office:value-type="string" calcext:value-type="string">
            <text:p>State Amt Withh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us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us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use 2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4</text:p>
          </table:table-cell>
          <table:table-cell table:formula="of:=SUM([.E2:.E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1099 for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ne 6</text:p>
          </table:table-cell>
          <table:table-cell table:formula="of:=SUM([.E9];[.E11])" office:value-type="float" office:value="0" calcext:value-type="float">
            <text:p>0</text:p>
          </table:table-cell>
          <table:table-cell table:number-columns-repeated="2"/>
        </table:table-row>
      </table:table>
      <table:table table:name="1040_schedC_spouse2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41510" calcext:value-type="float">
            <text:p>541510</text:p>
          </table:table-cell>
          <table:table-cell office:value-type="string" calcext:value-type="string">
            <text:p>Computer System Design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Cash Accountin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1099 Payments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1099 Pay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ceipts or sal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business_expense_categories.B3]" office:value-type="float" office:value="0" calcext:value-type="float">
            <text:p>0</text:p>
          </table:table-cell>
          <table:table-cell office:value-type="string" calcext:value-type="string">
            <text:p>Advertis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business_expense_categories.B2]" office:value-type="float" office:value="0" calcext:value-type="float">
            <text:p>0</text:p>
          </table:table-cell>
          <table:table-cell office:value-type="string" calcext:value-type="string">
            <text:p>Legal and professional servic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business_expense_categories.B4]" office:value-type="float" office:value="0" calcext:value-type="float">
            <text:p>0</text:p>
          </table:table-cell>
          <table:table-cell office:value-type="string" calcext:value-type="string">
            <text:p>Supplies (not included in goods sold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B13:.B15])"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12]-[.B16]" office:value-type="float" office:value="0" calcext:value-type="float">
            <text:p>0</text:p>
          </table:table-cell>
          <table:table-cell office:value-type="string" calcext:value-type="string">
            <text:p>Tentative profit (loss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7]" office:value-type="float" office:value="0" calcext:value-type="float">
            <text:p>0</text:p>
          </table:table-cell>
          <table:table-cell office:value-type="string" calcext:value-type="string">
            <text:p>Net profit (loss)</text:p>
          </table:table-cell>
        </table:table-row>
        <table:table-row table:style-name="ro1">
          <table:table-cell office:value-type="string" calcext:value-type="string">
            <text:p>32a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All investment is at risk</text:p>
          </table:table-cell>
        </table:table-row>
        <table:table-row table:style-name="ro1">
          <table:table-cell office:value-type="string" calcext:value-type="string">
            <text:p>33a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Goods sold valued at cost</text:p>
          </table:table-cell>
        </table:table-row>
      </table:table>
      <table:table table:name="1040_sched3_spouse2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5"/>
          <table:table-cell office:value-type="string" calcext:value-type="string">
            <text:p>Lifelong learning tax credi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UM([.B2])" office:value-type="float" office:value="0" calcext:value-type="float">
            <text:p>0</text:p>
          </table:table-cell>
          <table:table-cell office:value-type="string" calcext:value-type="string">
            <text:p>Total other tax credits</text:p>
          </table:table-cell>
        </table:table-row>
      </table:table>
      <table:table table:name="form_8863_spouse2" table:style-name="ta1">
        <table:table-column table:style-name="co6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office:value-type="string" calcext:value-type="string">
            <text:p>Box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o Part III first, once for each student with qualifying expenses, no adjustments to qualified educ expenses because I did not receive educ assistance or refund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 students were eligible for the American Opportunity Credi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IN([.B4];10000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]*0.2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1040_spouse2.B5]" office:value-type="float" office:value="0" calcext:value-type="float">
            <text:p>0.00</text:p>
          </table:table-cell>
          <table:table-cell office:value-type="string" calcext:value-type="string">
            <text:p>Amount from 1040, Line 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]-[.B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ine 15 is equal to or more than line 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6]*[.B11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credit_limit_worksheet_spouse2.B8]" office:value-type="float" office:value="0" calcext:value-type="float">
            <text:p>0.00</text:p>
          </table:table-cell>
          <table:table-cell office:value-type="string" calcext:value-type="string">
            <text:p>Completed credit limit worksheet</text:p>
          </table:table-cell>
        </table:table-row>
      </table:table>
      <table:table table:name="credit_limit_worksheet_spouse2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5" table:formula="of:=[$form_8863_spouse2.B12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5" table:formula="of:=[$form_8863_spouse2.B3]" office:value-type="float" office:value="0" calcext:value-type="float">
            <text:p>0.00</text:p>
          </table:table-cell>
          <table:table-cell office:value-type="string" calcext:value-type="string">
            <text:p>Not eligible for the American Opportunity Tax Cred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5" table:formula="of:=[$1040_spouse2.B11]" office:value-type="float" office:value="0" calcext:value-type="float">
            <text:p>0.00</text:p>
          </table:table-cell>
          <table:table-cell office:value-type="string" calcext:value-type="string">
            <text:p>Total amount of tax owed for the ye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redits from Schedule 3 lines 48 and 49 (no foreign tax credit, no child care expenses). No credits from Schedule R (not over 65 or disable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-[.B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IN([.B4];[.B7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12:33:38.368227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0:57:26.634224139</meta:creation-date>
    <meta:generator>LibreOffice/6.0.7.3$Linux_X86_64 LibreOffice_project/00m0$Build-3</meta:generator>
    <dc:date>2020-02-22T12:34:28.580996218</dc:date>
    <meta:editing-duration>PT7H34M37S</meta:editing-duration>
    <meta:editing-cycles>259</meta:editing-cycles>
    <meta:document-statistic meta:table-count="19" meta:cell-count="550" meta:object-count="0"/>
  </office:meta>
</office:document-meta>
</file>